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weight="normal" officeooo:rsid="002b5f0c" officeooo:paragraph-rsid="002b5f0c" style:font-weight-asian="normal" style:font-weight-complex="normal"/>
    </style:style>
    <style:style style:name="P2" style:family="paragraph" style:parent-style-name="Standard">
      <style:text-properties style:font-name="Liberation Sans" fo:font-weight="normal" officeooo:rsid="0016f69b" officeooo:paragraph-rsid="00260d23" style:font-weight-asian="normal" style:font-weight-complex="normal"/>
    </style:style>
    <style:style style:name="P3" style:family="paragraph" style:parent-style-name="Standard">
      <style:text-properties style:font-name="Liberation Sans" fo:font-weight="normal" officeooo:rsid="005f144a" officeooo:paragraph-rsid="005f144a" style:font-weight-asian="normal" style:font-weight-complex="normal"/>
    </style:style>
    <style:style style:name="P4" style:family="paragraph" style:parent-style-name="Standard">
      <style:text-properties style:font-name="Liberation Sans" officeooo:rsid="0016f69b" officeooo:paragraph-rsid="00260d23"/>
    </style:style>
    <style:style style:name="P5" style:family="paragraph" style:parent-style-name="Standard">
      <style:text-properties style:font-name="Liberation Sans" officeooo:rsid="0015ce1b" officeooo:paragraph-rsid="00260d23"/>
    </style:style>
    <style:style style:name="P6" style:family="paragraph" style:parent-style-name="Standard">
      <style:text-properties style:font-name="Liberation Sans" officeooo:rsid="004b7ff4" officeooo:paragraph-rsid="001f7b14"/>
    </style:style>
    <style:style style:name="P7" style:family="paragraph" style:parent-style-name="Standard">
      <style:text-properties officeooo:paragraph-rsid="002b5f0c"/>
    </style:style>
    <style:style style:name="P8" style:family="paragraph" style:parent-style-name="Standard">
      <style:text-properties officeooo:paragraph-rsid="001f7b14"/>
    </style:style>
    <style:style style:name="P9" style:family="paragraph" style:parent-style-name="Standard">
      <style:text-properties style:font-name="DejaVu Sans" fo:font-weight="bold" officeooo:rsid="0033d28f" officeooo:paragraph-rsid="00260d23" style:font-weight-asian="bold" style:font-weight-complex="bold"/>
    </style:style>
    <style:style style:name="P10" style:family="paragraph" style:parent-style-name="Standard">
      <style:text-properties style:font-name="DejaVu Sans" fo:font-size="11pt" fo:font-weight="normal" officeooo:rsid="0016f69b" officeooo:paragraph-rsid="00260d23" style:font-size-asian="11pt" style:font-weight-asian="normal" style:font-size-complex="11pt" style:font-weight-complex="normal"/>
    </style:style>
    <style:style style:name="P11" style:family="paragraph" style:parent-style-name="Standard">
      <style:text-properties officeooo:paragraph-rsid="003fddea"/>
    </style:style>
    <style:style style:name="P12" style:family="paragraph" style:parent-style-name="Standard">
      <style:text-properties style:font-name="Liberation Sans" fo:font-weight="normal" officeooo:rsid="005f144a" officeooo:paragraph-rsid="005f144a" style:font-weight-asian="normal" style:font-weight-complex="normal"/>
    </style:style>
    <style:style style:name="P13" style:family="paragraph" style:parent-style-name="Standard" style:list-style-name="L1">
      <style:text-properties style:font-name="Liberation Sans" fo:font-weight="normal" officeooo:rsid="005f144a" officeooo:paragraph-rsid="005f144a" style:font-weight-asian="normal" style:font-weight-complex="normal"/>
    </style:style>
    <style:style style:name="P14" style:family="paragraph" style:parent-style-name="Standard" style:list-style-name="L2">
      <style:text-properties style:font-name="Liberation Sans" fo:font-weight="normal" officeooo:rsid="005f144a" officeooo:paragraph-rsid="0060e605" style:font-weight-asian="normal" style:font-weight-complex="normal"/>
    </style:style>
    <style:style style:name="P15" style:family="paragraph" style:parent-style-name="Standard" style:list-style-name="L2">
      <style:text-properties style:font-name="Liberation Sans" fo:font-weight="normal" officeooo:rsid="0060e605" officeooo:paragraph-rsid="0060e605" style:font-weight-asian="normal" style:font-weight-complex="normal"/>
    </style:style>
    <style:style style:name="P16" style:family="paragraph" style:parent-style-name="Standard" style:list-style-name="L1">
      <style:text-properties style:font-name="Liberation Sans" fo:font-weight="normal" officeooo:rsid="0060e605" officeooo:paragraph-rsid="0060e605" style:font-weight-asian="normal" style:font-weight-complex="normal"/>
    </style:style>
    <style:style style:name="P17" style:family="paragraph" style:parent-style-name="Standard" style:list-style-name="L3">
      <style:text-properties style:font-name="Liberation Sans" fo:font-weight="bold" officeooo:rsid="003fddea" officeooo:paragraph-rsid="003fddea" style:font-weight-asian="bold" style:font-weight-complex="bold"/>
    </style:style>
    <style:style style:name="P18" style:family="paragraph" style:parent-style-name="Standard" style:list-style-name="L2">
      <style:text-properties officeooo:paragraph-rsid="0060e605"/>
    </style:style>
    <style:style style:name="P19" style:family="paragraph" style:parent-style-name="Standard" style:list-style-name="L1">
      <style:text-properties officeooo:rsid="0060e605" officeooo:paragraph-rsid="0060e605"/>
    </style:style>
    <style:style style:name="T1" style:family="text">
      <style:text-properties style:font-name="Liberation Sans" officeooo:rsid="0011c8a9"/>
    </style:style>
    <style:style style:name="T2" style:family="text">
      <style:text-properties style:font-name="Liberation Sans" fo:font-weight="bold" style:font-weight-asian="bold" style:font-weight-complex="bold"/>
    </style:style>
    <style:style style:name="T3" style:family="text">
      <style:text-properties style:font-name="Liberation Sans" fo:font-weight="bold" officeooo:rsid="0054daf2" style:font-weight-asian="bold" style:font-weight-complex="bold"/>
    </style:style>
    <style:style style:name="T4" style:family="text">
      <style:text-properties style:font-name="Liberation Sans" fo:font-weight="bold" officeooo:rsid="005f144a" style:font-weight-asian="bold" style:font-weight-complex="bold"/>
    </style:style>
    <style:style style:name="T5" style:family="text">
      <style:text-properties style:font-name="Liberation Sans" fo:font-weight="bold" officeooo:rsid="0060e605" style:font-weight-asian="bold" style:font-weight-complex="bold"/>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weight="normal" officeooo:rsid="00186ced" style:font-weight-asian="normal" style:font-weight-complex="normal"/>
    </style:style>
    <style:style style:name="T8" style:family="text">
      <style:text-properties style:font-name="Liberation Sans" fo:font-weight="normal" officeooo:rsid="0015161a" style:font-weight-asian="normal" style:font-weight-complex="normal"/>
    </style:style>
    <style:style style:name="T9" style:family="text">
      <style:text-properties style:font-name="Liberation Sans" fo:font-weight="normal" officeooo:rsid="002b5f0c" style:font-weight-asian="normal" style:font-weight-complex="normal"/>
    </style:style>
    <style:style style:name="T10" style:family="text">
      <style:text-properties style:font-name="Liberation Sans" fo:font-weight="normal" officeooo:rsid="003fddea" style:font-weight-asian="normal" style:font-weight-complex="normal"/>
    </style:style>
    <style:style style:name="T11" style:family="text">
      <style:text-properties style:font-name="Liberation Sans" fo:font-weight="normal" officeooo:rsid="004d5d19" style:font-weight-asian="normal" style:font-weight-complex="normal"/>
    </style:style>
    <style:style style:name="T12" style:family="text">
      <style:text-properties style:font-name="Liberation Sans" fo:font-weight="normal" officeooo:rsid="001936ed" style:font-weight-asian="normal" style:font-weight-complex="normal"/>
    </style:style>
    <style:style style:name="T13" style:family="text">
      <style:text-properties style:font-name="Liberation Sans" fo:font-weight="normal" officeooo:rsid="0054daf2" style:font-weight-asian="normal" style:font-weight-complex="normal"/>
    </style:style>
    <style:style style:name="T14" style:family="text">
      <style:text-properties style:font-name="Liberation Sans" fo:font-weight="normal" officeooo:rsid="0015ea53" style:font-weight-asian="normal" style:font-weight-complex="normal"/>
    </style:style>
    <style:style style:name="T15" style:family="text">
      <style:text-properties style:font-name="Liberation Sans" fo:font-weight="normal" officeooo:rsid="001801f3" style:font-weight-asian="normal" style:font-weight-complex="normal"/>
    </style:style>
    <style:style style:name="T16" style:family="text">
      <style:text-properties style:font-name="Liberation Sans" fo:font-weight="normal" officeooo:rsid="005b08bf" style:font-weight-asian="normal" style:font-weight-complex="normal"/>
    </style:style>
    <style:style style:name="T17" style:family="text">
      <style:text-properties style:font-name="Liberation Sans" fo:font-weight="normal" officeooo:rsid="005f144a" style:font-weight-asian="normal" style:font-weight-complex="normal"/>
    </style:style>
    <style:style style:name="T18" style:family="text">
      <style:text-properties style:font-name="Liberation Sans" fo:font-weight="normal" officeooo:rsid="0060e605" style:font-weight-asian="normal" style:font-weight-complex="normal"/>
    </style:style>
    <style:style style:name="T19" style:family="text">
      <style:text-properties style:font-name="Liberation Sans" officeooo:rsid="003fddea"/>
    </style:style>
    <style:style style:name="T20" style:family="text">
      <style:text-properties style:font-name="Liberation Sans" officeooo:rsid="0054daf2"/>
    </style:style>
    <style:style style:name="T21" style:family="text">
      <style:text-properties style:font-name="Liberation Sans" officeooo:rsid="005f144a"/>
    </style:style>
    <style:style style:name="T2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The purpose of Lab </text:span><text:span text:style-name="T20">1</text:span><text:span text:style-name="T21">1</text:span><text:span text:style-name="T19"> is to </text:span><text:span text:style-name="T21">optimize code to run efficiently.</text:span></text:p>
      <text:p text:style-name="P6"/>
      <text:p text:style-name="P3">Green computing focuses on computers as machines that exist in the real world. These machines consume energy and produce heat. It is one goal of efficient engineering to minimize the energy consumed by computers and to effectively manage the waste energy that they lose as heat.</text:p>
      <text:p text:style-name="P3"/>
      <text:p text:style-name="P11"><text:span text:style-name="T8">T</text:span><text:span text:style-name="T7">o get started </text:span><text:span text:style-name="T13">connect </text:span><text:span text:style-name="T17">copy your_lastName_lab11.cpp into </text:span><text:span text:style-name="T4">greencode.cs.txstate.edu</text:span></text:p>
      <text:p text:style-name="P1"/>
      <text:p text:style-name="P7"><text:span text:style-name="T10">C</text:span><text:span text:style-name="T9">omplete these steps </text:span><text:span text:style-name="T11">for this week’s lab</text:span><text:span text:style-name="T9">:</text:span></text:p>
      <text:list xml:id="list2805288981" text:style-name="L1">
        <text:list-item>
          <text:p text:style-name="P13">Run the file once without changing it. You should get a runtime around <text:span text:style-name="T22">0.5 to 0.7 seconds</text:span> and a total relative energy consumption of about <text:span text:style-name="T22">13 to 15 joule</text:span>s.</text:p>
        </text:list-item>
        <text:list-item>
          <text:p text:style-name="P13">Make any changes you like in order to optimize this code. You can add, delete, or change any of the functions. <text:span text:style-name="T22">The only thing you can’t do is hard-code the output. </text:span>Some optimizations that you can consider are:</text:p>
        </text:list-item>
      </text:list>
      <text:list xml:id="list1057622223" text:style-name="L2">
        <text:list-item>
          <text:list>
            <text:list-item>
              <text:p text:style-name="P14">Reduce loop nesting.</text:p>
            </text:list-item>
            <text:list-item>
              <text:p text:style-name="P14">Make sure that an appropriate algorithm is being applied.</text:p>
            </text:list-item>
            <text:list-item>
              <text:p text:style-name="P14">Avoid using function calls for small operations.</text:p>
            </text:list-item>
            <text:list-item>
              <text:p text:style-name="P18"><text:span text:style-name="T17">Combine </text:span><text:span text:style-name="T18">multiple loops into one.</text:span></text:p>
            </text:list-item>
            <text:list-item>
              <text:p text:style-name="P15">Use the correct data type (<text:span text:style-name="T22">ints</text:span> are cheaper to process that <text:span text:style-name="T22">floats</text:span>).</text:p>
            </text:list-item>
          </text:list>
        </text:list-item>
      </text:list>
      <text:list xml:id="list154802015355844" text:continue-list="list2805288981" text:style-name="L1">
        <text:list-item>
          <text:p text:style-name="P16">When you think that your code is completely optimized, take a screenshot of the output from Green Code. You should include the runtime, energy use, and output of the code.</text:p>
        </text:list-item>
        <text:list-item>
          <text:p text:style-name="P19"><text:span text:style-name="T6">Copy your code out of Green Code in a file on your local computer. Name it </text:span><text:span text:style-name="T2">your_lastName</text:span><text:span text:style-name="T6">_lab11.cpp with your_lastName replaced with your actual name as usual.</text:span></text:p>
        </text:list-item>
      </text:list>
      <text:list xml:id="list4112441477" text:style-name="L3">
        <text:list-header>
          <text:p text:style-name="P17"><text:s/></text:p>
        </text:list-header>
      </text:list>
      <text:p text:style-name="P2"/>
      <text:p text:style-name="P2">Sample Output:</text:p>
      <text:p text:style-name="P2"/>
      <text:p text:style-name="P10">The smallest value in the list is: 1191</text:p>
      <text:p text:style-name="P10">The largest value in the list is: 2146948672</text:p>
      <text:p text:style-name="P10">The sum of the values in the list is: 10793545692963</text:p>
      <text:p text:style-name="P9"/>
      <text:p text:style-name="P5"/>
      <text:p text:style-name="P4">You can check the Rubric to make sure that your program is correct.</text:p>
      <text:p text:style-name="P4"/>
      <text:p text:style-name="P11"><text:span text:style-name="T12">Attach </text:span><text:span text:style-name="T16">your </text:span><text:span text:style-name="T3">screenshot </text:span><text:span text:style-name="T5">and your cpp file</text:span><text:span text:style-name="T14"> as you</text:span><text:span text:style-name="T15">r</text:span><text:span text:style-name="T14"> submission for Lab </text:span><text:span text:style-name="T13">1</text:span><text:span text:style-name="T18">1</text:span><text:span text:style-name="T14">.</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08:27:14.270035285</meta:creation-date>
    <meta:generator>LibreOffice/6.4.6.2$Linux_X86_64 LibreOffice_project/40$Build-2</meta:generator>
    <dc:date>2020-11-15T10:38:17.850923782</dc:date>
    <meta:editing-duration>PT23H21M39S</meta:editing-duration>
    <meta:editing-cycles>26</meta:editing-cycles>
    <meta:document-statistic meta:table-count="0" meta:image-count="0" meta:object-count="0" meta:page-count="1" meta:paragraph-count="20" meta:word-count="296" meta:character-count="1681" meta:non-whitespace-character-count="1413"/>
  </office:meta>
</office:document-meta>
</file>